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7ef1" officeooo:paragraph-rsid="001a7b4f"/>
    </style:style>
    <style:style style:name="P2" style:family="paragraph" style:parent-style-name="Standard">
      <style:text-properties fo:font-size="12pt" officeooo:rsid="00187ef1" officeooo:paragraph-rsid="001955f2" style:font-size-asian="10.5pt" style:font-size-complex="12pt"/>
    </style:style>
    <style:style style:name="P3" style:family="paragraph" style:parent-style-name="Standard">
      <style:text-properties fo:font-size="12pt" officeooo:rsid="0019a3d8" officeooo:paragraph-rsid="001a7b4f" style:font-size-asian="10.5pt" style:font-size-complex="12pt"/>
    </style:style>
    <style:style style:name="P4" style:family="paragraph" style:parent-style-name="Standard">
      <style:text-properties officeooo:rsid="00187ef1" officeooo:paragraph-rsid="0019a3d8"/>
    </style:style>
    <style:style style:name="P5" style:family="paragraph" style:parent-style-name="Text_20_body">
      <style:text-properties officeooo:paragraph-rsid="000ee8b1"/>
    </style:style>
    <style:style style:name="P6" style:family="paragraph" style:parent-style-name="Text_20_body">
      <style:text-properties officeooo:paragraph-rsid="0012b4e9"/>
    </style:style>
    <style:style style:name="P7" style:family="paragraph" style:parent-style-name="Title">
      <style:paragraph-properties fo:line-height="100%"/>
      <style:text-properties officeooo:paragraph-rsid="000b66c6"/>
    </style:style>
    <style:style style:name="P8" style:family="paragraph" style:parent-style-name="Heading_20_2">
      <style:text-properties officeooo:rsid="000ee8b1" officeooo:paragraph-rsid="000ee8b1"/>
    </style:style>
    <style:style style:name="P9" style:family="paragraph" style:parent-style-name="Heading_20_2">
      <style:text-properties officeooo:rsid="00112ea6" officeooo:paragraph-rsid="00112ea6"/>
    </style:style>
    <style:style style:name="P10" style:family="paragraph" style:parent-style-name="Heading_20_2">
      <style:text-properties officeooo:rsid="0012b4e9" officeooo:paragraph-rsid="0012b4e9"/>
    </style:style>
    <style:style style:name="P11" style:family="paragraph" style:parent-style-name="Heading_20_2">
      <style:text-properties officeooo:rsid="0015eb7f" officeooo:paragraph-rsid="0015eb7f"/>
    </style:style>
    <style:style style:name="T1" style:family="text">
      <style:text-properties fo:font-size="12pt" style:font-size-asian="10.5pt" style:font-size-complex="12pt"/>
    </style:style>
    <style:style style:name="T2" style:family="text">
      <style:text-properties fo:font-size="12pt" officeooo:rsid="0019a3d8" style:font-size-asian="10.5pt" style:font-size-complex="12pt"/>
    </style:style>
    <style:style style:name="T3" style:family="text">
      <style:text-properties fo:font-size="12pt" officeooo:rsid="001a7b4f" style:font-size-asian="10.5pt" style:font-size-complex="12pt"/>
    </style:style>
    <style:style style:name="T4" style:family="text">
      <style:text-properties fo:font-size="12pt" officeooo:rsid="000a6f8d" style:font-size-asian="10.5pt" style:font-size-complex="12pt"/>
    </style:style>
    <style:style style:name="T5" style:family="text">
      <style:text-properties fo:font-size="12pt" officeooo:rsid="000b66c6" style:font-size-asian="10.5pt" style:font-size-complex="12pt"/>
    </style:style>
    <style:style style:name="T6" style:family="text">
      <style:text-properties fo:font-size="12pt" officeooo:rsid="000bcd4f" style:font-size-asian="10.5pt" style:font-size-complex="12pt"/>
    </style:style>
    <style:style style:name="T7" style:family="text">
      <style:text-properties fo:font-size="12pt" officeooo:rsid="0012b4e9" style:font-size-asian="10.5pt" style:font-size-complex="12pt"/>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style="normal" fo:font-weight="bold" style:font-size-asian="10.5pt" style:font-style-asian="normal" style:font-weight-asian="bold" style:font-size-complex="12pt" style:font-style-complex="normal" style:font-weight-complex="bold"/>
    </style:style>
    <style:style style:name="T10" style:family="text">
      <style:text-properties fo:font-size="12pt" fo:font-style="normal" fo:font-weight="normal" officeooo:rsid="000b66c6" style:font-size-asian="10.5pt" style:font-style-asian="normal" style:font-weight-asian="normal" style:font-size-complex="12pt" style:font-style-complex="normal" style:font-weight-complex="normal"/>
    </style:style>
    <style:style style:name="T11" style:family="text">
      <style:text-properties fo:font-weight="bold"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24pt" style:font-size-asian="24pt" style:font-size-complex="24pt"/>
    </style:style>
    <style:style style:name="T14" style:family="text">
      <style:text-properties fo:font-size="24pt" style:text-underline-style="none" style:font-size-asian="24pt" style:font-size-complex="24pt"/>
    </style:style>
    <style:style style:name="T15" style:family="text">
      <style:text-properties fo:font-size="16pt" style:font-size-asian="16pt" style:font-size-complex="16pt"/>
    </style:style>
    <style:style style:name="T16" style:family="text">
      <style:text-properties fo:font-size="16pt" officeooo:rsid="00108045" style:font-size-asian="16pt" style:font-size-complex="16pt"/>
    </style:style>
    <style:style style:name="T17" style:family="text">
      <style:text-properties officeooo:rsid="0017a255"/>
    </style:style>
    <style:style style:name="T18" style:family="text">
      <style:text-properties officeooo:rsid="001bc656"/>
    </style:style>
    <style:style style:name="T19" style:family="text">
      <style:text-properties officeooo:rsid="001c044a"/>
    </style:style>
    <style:style style:name="T20" style:family="text">
      <style:text-properties style:text-line-through-style="solid" style:text-line-through-type="single" officeooo:rsid="0017a2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V</text:span><text:span text:style-name="T12">oraldo</text:span><text:span text:style-name="T9"> </text:span></text:p>
      <text:p text:style-name="P7"><text:span text:style-name="T10">By Jon Baker</text:span></text:p>
      <text:h text:style-name="Heading_20_1" text:outline-level="1">Background</text:h>
      <text:p text:style-name="P2"/>
      <text:p text:style-name="P1"><text:span text:style-name="T1"><text:tab/></text:span><text:span text:style-name="T2">In the early </text:span><text:span text:style-name="T5">19</text:span><text:span text:style-name="T2">90s, there was some development of </text:span><text:span text:style-name="T3">volume</text:span><text:span text:style-name="T2"> graphics, a concept which defines models </text:span><text:span text:style-name="T3">with discrete cells - at any given point within the model, a value can be determined from the contents of the corresponding cell which will tell what color the model is at that point. </text:span><text:span text:style-name="T7">There are definite practical applications for this kind of representation – medical scans such as MRI capture slices through the body to construct a representation of the internal structure of the body. </text:span><text:span text:style-name="T4">This is in contrast to polygonal graphics, which define the surface of a model using points at the verticies of a triangular mesh to to make a sort of hollow shell. </text:span><text:span text:style-name="T3">Due to memory limitations, polygonal graphics have been by far the more prevalent method of modeling geometry. </text:span></text:p>
      <text:p text:style-name="P3"/>
      <text:p text:style-name="P1"><text:span text:style-name="T2"><text:tab/>In recent years, the amount of memory and memory bandwidth available on consumer-grade graphics hardware has skyrocketed. This memory is used to hold information on geometry to be rendered, </text:span><text:span text:style-name="T3">using points, lines or triangles</text:span><text:span text:style-name="T2">, as well as textures that can be used to apply image data to the rendered geometry. </text:span></text:p>
      <text:p text:style-name="P3"/>
      <text:p text:style-name="P4"><text:span text:style-name="T1"><text:tab/>This project consists of two programs, </text:span><text:span text:style-name="T6">written in C++</text:span><text:span text:style-name="T1"> – </text:span><text:span text:style-name="T8">gen</text:span><text:span text:style-name="T1">, which generates a voxel model out of various primitives, and </text:span><text:span text:style-name="T8">vu</text:span><text:span text:style-name="T1">, which takes in a model generated by gen and allows realtime viewing using 3D textures in OpenGL. </text:span></text:p>
      <text:p text:style-name="P4"><text:span text:style-name="T1"/></text:p>
      <text:p text:style-name="P4"><text:span text:style-name="T1"><text:tab/></text:span><text:span text:style-name="T6">The code is available on github, at: https://github.com/0xBAMA/V07</text:span></text:p>
      <text:p text:style-name="P4"><text:span text:style-name="T1"/></text:p>
      <text:h text:style-name="Heading_20_1" text:outline-level="1"><text:span text:style-name="T13">Gen</text:span> <text:span text:style-name="T15">(voxel model generation program)</text:span></text:h>
      <text:h text:style-name="P8" text:outline-level="2">Representation of Voxel Data</text:h>
      <text:p text:style-name="P5"><text:tab/><text:span text:style-name="T20">The voxel data is held as a long one dimensional array – it goes across the block in strips along the x-axis, next the y-axis, then the z-axis. What this looks like, practically, is that a reference to a cell with address (X,Y,Z) in a block of dimensions (X_dim, Y_dim, Z_dim) will look in the one dimensional array at the index Z * Y_dim * X_dim + Y * X_dim + X. </text:span><text:span text:style-name="T17">Right now I am using block dimensions of 512 x 256 x 256 – this amounts to a total of 33,554,432 voxels.</text:span></text:p>
      <text:h text:style-name="P8" text:outline-level="2">Primitives</text:h>
      <text:p text:style-name="P5"><text:tab/><text:span text:style-name="T19">These are the basic shapes used to make voxel models. </text:span></text:p>
      <text:h text:style-name="P10" text:outline-level="2"><text:soft-page-break/>Masking Functions</text:h>
      <text:p text:style-name="P6"><text:tab/><text:span text:style-name="T19">Gen keeps a boolean value for each cell, which is used to prevent the drawing functions from drawing into that cell. Initially false, when the value is set to true, it will not be changed if that cell were with the area effected by the drawing of any given primitive.</text:span></text:p>
      <text:h text:style-name="P11" text:outline-level="2">Model File Loading using JSON</text:h>
      <text:h text:style-name="P9" text:outline-level="2">CPU Renderer</text:h>
      <text:h text:style-name="P8" text:outline-level="2">Precomputed Lighting</text:h>
      <text:h text:style-name="P8" text:outline-level="2">Output</text:h>
      <text:p text:style-name="P5"><text:tab/><text:span text:style-name="T18">A PNG image is used as the intermediate format that is passed between Gen and Vu. The dimensions of this image are 512 x (256*256) or 512 x 65536 pixels. This is organized as slices along the Z-dimension, 0 to 255 from top to bottom.</text:span></text:p>
      <text:h text:style-name="Heading_20_1" text:outline-level="1"><text:span text:style-name="T14">Vu</text:span> <text:span text:style-name="T15">(</text:span><text:span text:style-name="T16">hardware accelerated </text:span><text:span text:style-name="T15">voxel model viewer)</text:span></text:h>
      <text:h text:style-name="Heading_20_2" text:outline-level="2">Initialization</text:h>
      <text:p text:style-name="Text_20_body"><text:tab/></text:p>
      <text:h text:style-name="P8" text:outline-level="2">Representation of Geometry</text:h>
      <text:h text:style-name="Heading_20_2" text:outline-level="2">Vertex Shader</text:h>
      <text:h text:style-name="Heading_20_2" text:outline-level="2">Fragment Shader</text:h>
      <text:h text:style-name="Heading_20_2" text:outline-level="2">User Intera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01:36:44.258281171</meta:creation-date>
    <dc:date>2019-06-07T20:51:34.402359843</dc:date>
    <meta:editing-duration>PT7H12M36S</meta:editing-duration>
    <meta:editing-cycles>15</meta:editing-cycles>
    <meta:generator>LibreOffice/6.2.4.2.0$Linux_X86_64 LibreOffice_project/20$Build-2</meta:generator>
    <meta:document-statistic meta:table-count="0" meta:image-count="0" meta:object-count="0" meta:page-count="2" meta:paragraph-count="26" meta:word-count="465" meta:character-count="2704" meta:non-whitespace-character-count="2246"/>
  </office:meta>
</office:document-meta>
</file>